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argetModels</text:p>
          </table:table-cell>
          <table:table-cell office:value-type="string" calcext:value-type="string">
            <text:p>excluded</text:p>
          </table:table-cell>
        </table:table-row>
        <table:table-row table:style-name="ro1">
          <table:table-cell office:value-type="string" calcext:value-type="string">
            <text:p>SZ15 sz21 sz5 sz8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 sz13 sz17 sz22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0 sz16 sz3 sz7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1 sz14 sz20 sz9</text:p>
          </table:table-cell>
          <table:table-cell office:value-type="string" calcext:value-type="string">
            <text:p>0,2,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2 sz19 sz2 sz4</text:p>
          </table:table-cell>
          <table:table-cell office:value-type="string" calcext:value-type="string">
            <text:p>0,2,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 nn12 nn27 nn4 nn9</text:p>
          </table:table-cell>
          <table:table-cell office:value-type="string" calcext:value-type="string">
            <text:p>0,1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3 nn17 nn24 nn5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4 nn16 nn26 nn28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1 nn20 nn22 nn7</text:p>
          </table:table-cell>
          <table:table-cell office:value-type="string" calcext:value-type="string">
            <text:p>0,1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0 nn18 nn21 nn8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5 nn19 nn2 nn6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23 nn25 nn999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z18 sz23 sz6 sz999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/00/00</text:date>, <text:time style:data-style-name="N2" text:time-value="14:47:44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0:51:47.297000000</meta:creation-date>
    <dc:date>2020-08-18T15:36:47.123000000</dc:date>
    <meta:editing-duration>PT1H9M47S</meta:editing-duration>
    <meta:editing-cycles>6</meta:editing-cycles>
    <meta:generator>LibreOffice/6.1.6.3$Windows_X86_64 LibreOffice_project/5896ab1714085361c45cf540f76f60673dd96a72</meta:generator>
    <meta:document-statistic meta:table-count="1" meta:cell-count="42" meta:object-count="0"/>
  </office:meta>
</office:document-meta>
</file>